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INV_5f_DST_5f_TABLE" style:display-name="INV_DST_TABLE" style:family="table">
      <style:table-properties style:width="7.0556in" fo:margin-left="0.0361in" table:align="left"/>
    </style:style>
    <style:style style:name="INV_5f_DST_5f_TABLE.A" style:display-name="INV_DST_TABLE.A" style:family="table-column">
      <style:table-column-properties style:column-width="1.1903in"/>
    </style:style>
    <style:style style:name="INV_5f_DST_5f_TABLE.B" style:display-name="INV_DST_TABLE.B" style:family="table-column">
      <style:table-column-properties style:column-width="1.3118in"/>
    </style:style>
    <style:style style:name="INV_5f_DST_5f_TABLE.C" style:display-name="INV_DST_TABLE.C" style:family="table-column">
      <style:table-column-properties style:column-width="1.434in"/>
    </style:style>
    <style:style style:name="INV_5f_DST_5f_TABLE.D" style:display-name="INV_DST_TABLE.D" style:family="table-column">
      <style:table-column-properties style:column-width="0.8153in"/>
    </style:style>
    <style:style style:name="INV_5f_DST_5f_TABLE.E" style:display-name="INV_DST_TABLE.E" style:family="table-column">
      <style:table-column-properties style:column-width="0.6285in"/>
    </style:style>
    <style:style style:name="INV_5f_DST_5f_TABLE.F" style:display-name="INV_DST_TABLE.F" style:family="table-column">
      <style:table-column-properties style:column-width="0.9556in"/>
    </style:style>
    <style:style style:name="INV_5f_DST_5f_TABLE.G" style:display-name="INV_DST_TABLE.G" style:family="table-column">
      <style:table-column-properties style:column-width="0.7201in"/>
    </style:style>
    <style:style style:name="INV_5f_DST_5f_TABLE.A1" style:display-name="INV_DST_TABLE.A1" style:family="table-cell">
      <style:table-cell-properties fo:padding="0.0382in" fo:border-left="0.05pt solid #000000" fo:border-right="none" fo:border-top="0.05pt solid #000000" fo:border-bottom="0.05pt solid #000000"/>
    </style:style>
    <style:style style:name="INV_5f_DST_5f_TABLE.G1" style:display-name="INV_DST_TABLE.G1" style:family="table-cell">
      <style:table-cell-properties fo:padding="0.0382in" fo:border="0.05pt solid #000000"/>
    </style:style>
    <style:style style:name="INV_5f_DST_5f_TABLE.A2" style:display-name="INV_DST_TABLE.A2" style:family="table-cell">
      <style:table-cell-properties fo:padding="0.0382in" fo:border-left="0.05pt solid #000000" fo:border-right="none" fo:border-top="none" fo:border-bottom="0.05pt solid #000000"/>
    </style:style>
    <style:style style:name="INV_5f_DST_5f_TABLE.G2" style:display-name="INV_DST_TABLE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rsid="0015df26" officeooo:paragraph-rsid="0018f84f"/>
    </style:style>
    <style:style style:name="P2" style:family="paragraph" style:parent-style-name="Standard">
      <style:text-properties officeooo:rsid="0015df26" officeooo:paragraph-rsid="0015df26"/>
    </style:style>
    <style:style style:name="P3" style:family="paragraph" style:parent-style-name="Standard">
      <style:text-properties officeooo:rsid="0015df26" officeooo:paragraph-rsid="001ad4c4"/>
    </style:style>
    <style:style style:name="P4" style:family="paragraph" style:parent-style-name="Standard">
      <style:text-properties officeooo:rsid="001129f5" officeooo:paragraph-rsid="001129f5"/>
    </style:style>
    <style:style style:name="P5" style:family="paragraph" style:parent-style-name="Standard">
      <style:text-properties officeooo:rsid="00130cd4" officeooo:paragraph-rsid="00130cd4"/>
    </style:style>
    <style:style style:name="P6" style:family="paragraph" style:parent-style-name="Standard">
      <style:text-properties officeooo:rsid="00130cd4" officeooo:paragraph-rsid="0014579c"/>
    </style:style>
    <style:style style:name="P7" style:family="paragraph" style:parent-style-name="Standard">
      <style:text-properties fo:font-weight="bold" officeooo:rsid="00130cd4" officeooo:paragraph-rsid="00130cd4" style:font-weight-asian="bold" style:font-weight-complex="bold"/>
    </style:style>
    <style:style style:name="P8" style:family="paragraph" style:parent-style-name="Standard">
      <style:text-properties fo:font-weight="bold" officeooo:rsid="00130cd4" officeooo:paragraph-rsid="0014579c" style:font-weight-asian="bold" style:font-weight-complex="bold"/>
    </style:style>
    <style:style style:name="P9" style:family="paragraph" style:parent-style-name="Standard">
      <style:text-properties fo:font-size="12pt" fo:font-weight="normal" officeooo:rsid="0015df26" officeooo:paragraph-rsid="0015df26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bold" officeooo:rsid="00397b30" officeooo:paragraph-rsid="003f7f18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581062" officeooo:paragraph-rsid="00581062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593307" officeooo:paragraph-rsid="00593307" style:font-size-asian="12pt" style:font-weight-asian="bold" style:font-size-complex="12pt" style:font-weight-complex="bold"/>
    </style:style>
    <style:style style:name="P13" style:family="paragraph" style:parent-style-name="Standard" style:master-page-name="">
      <style:paragraph-properties fo:margin-left="3.5in" fo:margin-right="0in" fo:text-align="start" style:justify-single-word="false" fo:text-indent="0in" style:auto-text-indent="false" style:page-number="auto"/>
      <style:text-properties officeooo:rsid="00130cd4" officeooo:paragraph-rsid="00130cd4"/>
    </style:style>
    <style:style style:name="P14" style:family="paragraph" style:parent-style-name="Standard">
      <style:paragraph-properties fo:margin-left="3.5in" fo:margin-right="0in" fo:text-align="start" style:justify-single-word="false" fo:text-indent="0in" style:auto-text-indent="false"/>
      <style:text-properties officeooo:rsid="00130cd4" officeooo:paragraph-rsid="00130cd4"/>
    </style:style>
    <style:style style:name="P15" style:family="paragraph" style:parent-style-name="Table_20_Contents">
      <style:text-properties fo:font-size="10pt" officeooo:rsid="00115b2d" officeooo:paragraph-rsid="00115b2d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14579c" officeooo:paragraph-rsid="0014579c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14579c" officeooo:paragraph-rsid="00115b2d" style:font-size-asian="10pt" style:font-size-complex="10pt"/>
    </style:style>
    <style:style style:name="P18" style:family="paragraph" style:parent-style-name="Table_20_Contents">
      <style:text-properties fo:font-size="10pt" officeooo:rsid="002dc71c" officeooo:paragraph-rsid="002dc71c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officeooo:rsid="002dc71c" officeooo:paragraph-rsid="002dc71c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officeooo:rsid="002c3ada" officeooo:paragraph-rsid="002c3ada" style:font-size-asian="10pt" style:font-size-complex="10pt"/>
    </style:style>
    <style:style style:name="P21" style:family="paragraph" style:parent-style-name="Table_20_Contents">
      <style:text-properties fo:font-size="10pt" officeooo:rsid="0038134f" officeooo:paragraph-rsid="0038134f" style:font-size-asian="10pt" style:font-size-complex="10pt"/>
    </style:style>
    <style:style style:name="P22" style:family="paragraph" style:parent-style-name="Table_20_Contents">
      <style:text-properties fo:font-size="10pt" officeooo:rsid="003f33b3" officeooo:paragraph-rsid="003f33b3" style:font-size-asian="10pt" style:font-size-complex="10pt"/>
    </style:style>
    <style:style style:name="P23" style:family="paragraph" style:parent-style-name="Table_20_Contents">
      <style:text-properties fo:font-size="10pt" officeooo:rsid="003f7f18" officeooo:paragraph-rsid="003f7f18" style:font-size-asian="10pt" style:font-size-complex="10pt"/>
    </style:style>
    <style:style style:name="P24" style:family="paragraph" style:parent-style-name="Table_20_Contents">
      <style:text-properties fo:font-size="10pt" officeooo:rsid="00581062" officeooo:paragraph-rsid="00581062" style:font-size-asian="10pt" style:font-size-complex="10pt"/>
    </style:style>
    <style:style style:name="P25" style:family="paragraph" style:parent-style-name="Table_20_Contents">
      <style:text-properties fo:font-size="10pt" officeooo:rsid="00593307" officeooo:paragraph-rsid="00593307" style:font-size-asian="10pt" style:font-size-complex="10pt"/>
    </style:style>
    <style:style style:name="P26" style:family="paragraph" style:parent-style-name="Standard">
      <style:text-properties officeooo:rsid="001129f5" officeooo:paragraph-rsid="00130cd4"/>
    </style:style>
    <style:style style:name="T1" style:family="text">
      <style:text-properties officeooo:rsid="00130cd4"/>
    </style:style>
    <style:style style:name="T2" style:family="text">
      <style:text-properties officeooo:rsid="001129f5"/>
    </style:style>
    <style:style style:name="T3" style:family="text">
      <style:text-properties officeooo:rsid="0014579c"/>
    </style:style>
    <style:style style:name="T4" style:family="text">
      <style:text-properties officeooo:rsid="0015df26"/>
    </style:style>
    <style:style style:name="T5" style:family="text">
      <style:text-properties officeooo:rsid="001daa93"/>
    </style:style>
    <style:style style:name="T6" style:family="text">
      <style:text-properties officeooo:rsid="001e98fe"/>
    </style:style>
    <style:style style:name="T7" style:family="text">
      <style:text-properties officeooo:rsid="002027e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c3ada"/>
    </style:style>
    <style:style style:name="T10" style:family="text">
      <style:text-properties officeooo:rsid="005810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Invoice No: <text:span text:style-name="T8">[INV_ID]</text:span></text:p>
      <text:p text:style-name="P14">Generation date: [INV_CREATED_AT]</text:p>
      <text:p text:style-name="P14">Date from: [INV_START_DATE]</text:p>
      <text:p text:style-name="P14">Date to: [INV_END_DATE]</text:p>
      <text:p text:style-name="P5"/>
      <text:p text:style-name="P5"/>
      <text:p text:style-name="P26"/>
      <table:table table:name="INV_DST_TABLE" table:style-name="INV_5f_DST_5f_TABLE">
        <table:table-column table:style-name="INV_5f_DST_5f_TABLE.A"/>
        <table:table-column table:style-name="INV_5f_DST_5f_TABLE.B"/>
        <table:table-column table:style-name="INV_5f_DST_5f_TABLE.C"/>
        <table:table-column table:style-name="INV_5f_DST_5f_TABLE.D"/>
        <table:table-column table:style-name="INV_5f_DST_5f_TABLE.E"/>
        <table:table-column table:style-name="INV_5f_DST_5f_TABLE.F"/>
        <table:table-column table:style-name="INV_5f_DST_5f_TABLE.G"/>
        <table:table-row>
          <table:table-cell table:style-name="INV_5f_DST_5f_TABLE.A1" office:value-type="string">
            <text:p text:style-name="P19">Prefix</text:p>
          </table:table-cell>
          <table:table-cell table:style-name="INV_5f_DST_5f_TABLE.A1" office:value-type="string">
            <text:p text:style-name="P16">Country</text:p>
          </table:table-cell>
          <table:table-cell table:style-name="INV_5f_DST_5f_TABLE.A1" office:value-type="string">
            <text:p text:style-name="P17">Network</text:p>
          </table:table-cell>
          <table:table-cell table:style-name="INV_5f_DST_5f_TABLE.A1" office:value-type="string">
            <text:p text:style-name="P16">Rate</text:p>
          </table:table-cell>
          <table:table-cell table:style-name="INV_5f_DST_5f_TABLE.A1" office:value-type="string">
            <text:p text:style-name="P17">Calls</text:p>
          </table:table-cell>
          <table:table-cell table:style-name="INV_5f_DST_5f_TABLE.A1" office:value-type="string">
            <text:p text:style-name="P20">Duration</text:p>
          </table:table-cell>
          <table:table-cell table:style-name="INV_5f_DST_5f_TABLE.G1" office:value-type="string">
            <text:p text:style-name="P16">Sum<text:span text:style-name="T9">(USD)</text:span></text:p>
          </table:table-cell>
        </table:table-row>
        <table:table-row>
          <table:table-cell table:style-name="INV_5f_DST_5f_TABLE.A2" office:value-type="string">
            <text:p text:style-name="P18">[DST_PREFIX]</text:p>
          </table:table-cell>
          <table:table-cell table:style-name="INV_5f_DST_5f_TABLE.A2" office:value-type="string">
            <text:p text:style-name="P15">[COUNTRY]</text:p>
          </table:table-cell>
          <table:table-cell table:style-name="INV_5f_DST_5f_TABLE.A2" office:value-type="string">
            <text:p text:style-name="P15">[NETWORK]</text:p>
          </table:table-cell>
          <table:table-cell table:style-name="INV_5f_DST_5f_TABLE.A2" office:value-type="string">
            <text:p text:style-name="P21">[RATE]</text:p>
          </table:table-cell>
          <table:table-cell table:style-name="INV_5f_DST_5f_TABLE.A2" office:value-type="string">
            <text:p text:style-name="P22">[SUCCESSFUL_CALLS_COUNT]</text:p>
          </table:table-cell>
          <table:table-cell table:style-name="INV_5f_DST_5f_TABLE.A2" office:value-type="string">
            <text:p text:style-name="P25">[CALLS_DURATION_DEC]</text:p>
          </table:table-cell>
          <table:table-cell table:style-name="INV_5f_DST_5f_TABLE.G2" office:value-type="string">
            <text:p text:style-name="P24">[AMOUNT_DECORATED]</text:p>
          </table:table-cell>
        </table:table-row>
        <table:table-row>
          <table:table-cell table:style-name="INV_5f_DST_5f_TABLE.A2" office:value-type="string">
            <text:p text:style-name="P23">Total:</text:p>
          </table:table-cell>
          <table:table-cell table:style-name="INV_5f_DST_5f_TABLE.A2" office:value-type="string">
            <text:p text:style-name="P15"/>
          </table:table-cell>
          <table:table-cell table:style-name="INV_5f_DST_5f_TABLE.A2" office:value-type="string">
            <text:p text:style-name="P15"/>
          </table:table-cell>
          <table:table-cell table:style-name="INV_5f_DST_5f_TABLE.A2" office:value-type="string">
            <text:p text:style-name="P21"/>
          </table:table-cell>
          <table:table-cell table:style-name="INV_5f_DST_5f_TABLE.A2" office:value-type="string">
            <text:p text:style-name="P10">[INV_SUCCESSFUL_CALLS_COUNT]</text:p>
          </table:table-cell>
          <table:table-cell table:style-name="INV_5f_DST_5f_TABLE.A2" office:value-type="string">
            <text:p text:style-name="P12">[INV_CALLS_DURATION_DEC]</text:p>
          </table:table-cell>
          <table:table-cell table:style-name="INV_5f_DST_5f_TABLE.G2" office:value-type="string">
            <text:p text:style-name="P11">[INV_AMOUNT_DECORATED]</text:p>
          </table:table-cell>
        </table:table-row>
      </table:table>
      <text:p text:style-name="P4"/>
      <text:p text:style-name="P9">Total due: <text:tab/><text:tab/><text:span text:style-name="T10">$[INV_AMOUNT_DECORATED]</text:span></text:p>
      <text:p text:style-name="P2"/>
      <text:p text:style-name="P3"><text:tab/><text:tab/><text:tab/><text:tab/><text:tab/><text:span text:style-name="T1">[INV_CREATED_AT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justify" style:justify-single-word="false"/>
      <style:text-properties officeooo:rsid="0015df26" officeooo:paragraph-rsid="0018f84f"/>
    </style:style>
    <style:page-layout style:name="Mpm1">
      <style:page-layout-properties fo:page-width="8.2681in" fo:page-height="11.6929in" style:num-format="1" style:print-orientation="portrait" fo:margin-top="0.3646in" fo:margin-bottom="0.4862in" fo:margin-left="0.7874in" fo:margin-right="0.359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5728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footer>
        <text:p text:style-name="MP1">We thank you for an early settlement of the above amount in our favour, net of banking charges, with mentioned of the invoice number.</text:p>
      </style:footer>
    </style:master-page>
    <style:master-page style:name="Endnote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8T22:31:13.794600794</meta:creation-date>
    <dc:date>2017-05-03T21:30:20.177957022</dc:date>
    <meta:editing-duration>PT3H11M53S</meta:editing-duration>
    <meta:editing-cycles>56</meta:editing-cycles>
    <meta:generator>LibreOffice/5.2.6.2$Linux_X86_64 LibreOffice_project/20m0$Build-2</meta:generator>
    <meta:document-statistic meta:table-count="1" meta:image-count="0" meta:object-count="0" meta:page-count="1" meta:paragraph-count="25" meta:word-count="58" meta:character-count="516" meta:non-whitespace-character-count="476"/>
  </office:meta>
</office:document-meta>
</file>